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e910" officeooo:paragraph-rsid="0009e9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![Sunset city skyline at canal waterfront, Amsterdam, Netherlands ...](<text:a xlink:type="simple" xlink:href="https://tse1.mm.bing.net/th/id/OIP.xVMR7JR6LRLe8Xrz_y0KXAHaEK?pid=Api)](https://windows10spotlight.com/images/11960" text:style-name="Internet_20_link" text:visited-style-name="Visited_20_Internet_20_Link">https://tse1.mm.bing.net/th/id/OIP.xVMR7JR6LRLe8Xrz_y0KXAHaEK?pid=Api)](https://windows10spotlight.com/images/11960</text:a>)</text:p>
      <text:p text:style-name="Standard"/>
      <text:p text:style-name="Standard">Hier ist eine einfache, 100 % allgemeine Methode, um **für jede beliebige Stunde** die Zeitdifferenz von **Europe/Amsterdam** zu **allen** anderen Zeitzonen zu berechnen — inklusive Beispielen und einer fertigen Tabelle, die du herunterladen kannst.</text:p>
      <text:p text:style-name="Standard"/>
      <text:p text:style-name="Standard"># Die Universal-Formel</text:p>
      <text:p text:style-name="Standard"/>
      <text:p text:style-name="Standard">Sei $t$ ein Zeitpunkt in der Zielzeitzone **Europe/Amsterdam** (IANA: `Europe/Amsterdam`). Für eine beliebige andere Zeitzone $Z$ (IANA-Name, z. B. `America/New_York`) gilt:</text:p>
      <text:p text:style-name="Standard"/>
      <text:p text:style-name="Standard">1. **Zeit in $Z$**</text:p>
      <text:p text:style-name="Standard"/>
      <text:p text:style-name="Standard">$$</text:p>
      <text:p text:style-name="Standard">t_Z \;=\; \mathrm{astimezone}(t,\; Z)</text:p>
      <text:p text:style-name="Standard">$$</text:p>
      <text:p text:style-name="Standard"/>
      <text:p text:style-name="Standard">2. **Zeitdifferenz in Stunden**</text:p>
      <text:p text:style-name="Standard"/>
      <text:p text:style-name="Standard">$$</text:p>
      <text:p text:style-name="Standard">\Delta(Z, t) \;=\; \frac{\mathrm{UTCOffset}(Z, t) - \mathrm{UTCOffset}(\text{Europe/Amsterdam}, t)}{3600}</text:p>
      <text:p text:style-name="Standard">$$</text:p>
      <text:p text:style-name="Standard"/>
      <text:p text:style-name="Standard">Diese Definition berücksichtigt **automatisch Sommer-/Winterzeit** (DST), weil der jeweilige UTC-Offset vom Datum/Zeitpunkt $t$ abhängt.</text:p>
      <text:p text:style-name="Standard"/>
      <text:p text:style-name="Standard">&gt; **Kurz gesagt:** Nimm deinen Amsterdam-Zeitpunkt $t$, wandle ihn in Zeitzone $Z$ um, und/oder vergleiche die UTC-Offsets – fertig.</text:p>
      <text:p text:style-name="Standard"/>
      <text:p text:style-name="Standard"># Beispielrechnungen (28.08.2025)</text:p>
      <text:p text:style-name="Standard"/>
      <text:p text:style-name="Standard">Wenn in **Amsterdam** $t=$ **08:00** ist (`CEST`, UTC+2), dann:</text:p>
      <text:p text:style-name="Standard"/>
      <text:p text:style-name="Standard">* **New York (`America/New_York`)**: $t_Z=$ **02:00** (`EDT`, UTC−4) ⇒ $\Delta = -6\,\mathrm{h}$.</text:p>
      <text:p text:style-name="Standard">* **Tokyo (`Asia/Tokyo`)**: $t_Z=$ **15:00** (`JST`, UTC+9) ⇒ $\Delta = +7\,\mathrm{h}$.</text:p>
      <text:p text:style-name="Standard">* **Sydney (`Australia/Sydney`)**: $t_Z=$ **16:00** (`AEST`, UTC+10) ⇒ $\Delta = +8\,\mathrm{h}$.</text:p>
      <text:p text:style-name="Standard"/>
      <text:p text:style-name="Standard"># Tabelle mit vielen Zeitzonen (inkl. Standortangaben)</text:p>
      <text:p text:style-name="Standard"/>
      <text:p text:style-name="Standard">Ich habe dir eine sortierbare Tabelle mit gängigen Zeitzonen erstellt. Sie enthält:</text:p>
      <text:p text:style-name="Standard"/>
      <text:p text:style-name="Standard">* **IANA-Zeitzone** (z. B. `Asia/Kolkata`)</text:p>
      <text:p text:style-name="Standard">* **Beispiel-Standort** (Stadt/Land)</text:p>
      <text:p text:style-name="Standard">* **Lokale Zeit** zum Referenzzeitpunkt</text:p>
      <text:p text:style-name="Standard">* **UTC-Offset** sowie **Δ vs. Europe/Amsterdam** (in Stunden)</text:p>
      <text:p text:style-name="Standard"/>
      <text:p text:style-name="Standard">Du kannst sie oben im eingeblendeten Raster ansehen und als CSV herunterladen:</text:p>
      <text:p text:style-name="Standard"><text:soft-page-break/></text:p>
      <text:p text:style-name="Standard">**[CSV herunterladen](sandbox:/mnt/data/zeitzonen_vs_europe_amsterdam_2025-08-28.csv)**</text:p>
      <text:p text:style-name="Standard"/>
      <text:p text:style-name="Standard"># So nutzt du die Formel “pro Stunde”</text:p>
      <text:p text:style-name="Standard"/>
      <text:p text:style-name="Standard">Für **jede Stunde $h \in \{0,\dots,23\}$** an einem Tag $D$:</text:p>
      <text:p text:style-name="Standard"/>
      <text:p text:style-name="Standard">1. Setze $t = D\;h{:}00$ in `Europe/Amsterdam`.</text:p>
      <text:p text:style-name="Standard">2. Wende die Formel an:</text:p>
      <text:p text:style-name="Standard"/>
      <text:p text:style-name="Standard"><text:s text:c="3"/>$$</text:p>
      <text:p text:style-name="Standard"><text:s text:c="3"/>t_Z = \mathrm{astimezone}(t, Z), \quad</text:p>
      <text:p text:style-name="Standard"><text:s text:c="3"/>\Delta(Z, t) = \frac{\mathrm{UTCOffset}(Z, t) - \mathrm{UTCOffset}(\text{Europe/Amsterdam}, t)}{3600}</text:p>
      <text:p text:style-name="Standard"><text:s text:c="3"/>$$</text:p>
      <text:p text:style-name="Standard">3. Wiederhole für die nächste Stunde $h+1$.</text:p>
      <text:p text:style-name="Standard"><text:s text:c="3"/>Da DST automatisch berücksichtigt wird, springen Differenzen genau dann, wenn irgendwo die Umstellung stattfindet.</text:p>
      <text:p text:style-name="Standard"/>
      <text:p text:style-name="Standard"># Hinweise</text:p>
      <text:p text:style-name="Standard"/>
      <text:p text:style-name="Standard">* **IANA-Namen** (z. B. `Europe/Paris`, `America/Mexico_City`) sind präzise und weltweit standardisiert; verwende sie, um Verwechslungen mit gleichnamigen Städten zu vermeiden.</text:p>
      <text:p text:style-name="Standard">* Länder können unterschiedliche DST-Regeln haben; darum ist die Abhängigkeit von $t$ wichtig (gleiches Datum, andere Jahreszeit ⇒ anderer Δ-Wert).</text:p>
      <text:p text:style-name="Standard"/>
      <text:p text:style-name="Standard">Wenn du möchtest, erweitere ich die Tabelle gern um *alle* IANA-Zeitzonen oder um spezifische Regionen (z. B. nur Afrika, nur Pazifikinseln) und füge pro Zone noch zusätzliche Metadaten hinzu (ISO-Land, Hauptstadt etc.).</text:p>
      <text:p text:style-name="Standard"/>
      <text:p text:style-name="Standard">*Bildnachweise: Amsterdam, New York, Tokyo, Sydney – Beispielansichten der genannten Städte.*</text:p>
      <text:p text:style-name="Standard"/>
      <text:p text:style-name="P1">Presented by “<text:a xlink:type="simple" xlink:href="https://chatgpt.com/share/68b01cdc-18e0-8005-9827-773fe49d8814" text:style-name="Internet_20_link" text:visited-style-name="Visited_20_Internet_20_Link">TEL&amp;Gentlyoverdone</text:a>” search on the internet for i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8T11:07:20.772616900</meta:creation-date>
    <dc:date>2025-08-28T11:11:04.477263700</dc:date>
    <meta:editing-duration>PT3M45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43" meta:word-count="381" meta:character-count="3150" meta:non-whitespace-character-count="2794"/>
  </office:meta>
</office:document-meta>
</file>